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margin-top="0.4cm" fo:margin-bottom="0cm" fo:text-align="center">
        <style:tab-stops/>
      </style:paragraph-properties>
      <style:text-properties fo:font-size="8pt" style:font-size-asian="8pt" style:font-size-complex="8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3pt" style:text-underline-style="solid" style:text-underline-width="auto" style:text-underline-color="font-color" style:font-size-asian="13pt" style:font-size-complex="13pt"/>
    </style:style>
    <style:style style:name="P6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3" style:family="text">
      <style:text-properties fo:font-size="5.40000009536743pt" style:font-size-asian="5.40000009536743pt" style:font-size-complex="5.40000009536743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0.8cm" svg:height="0.8cm" svg:x="2.6cm" svg:y="4.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7cm" svg:y1="4.7cm" svg:x2="2.6cm" svg:y2="4.7cm">
          <text:p text:style-name="P2"><text:span text:style-name="T1">Inicio</text:span></text:p>
          <text:p text:style-name="P2"><text:span text:style-name="T1"/></text:p>
          <text:p text:style-name="P2"><text:span text:style-name="T1"/></text:p>
        </draw:line>
        <draw:custom-shape draw:style-name="gr1" draw:text-style-name="P1" xml:id="id2" draw:id="id2" draw:layer="layout" svg:width="0.8cm" svg:height="0.8cm" svg:x="6.6cm" svg:y="4.29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3.4cm" svg:y1="4.7cm" svg:x2="6.6cm" svg:y2="4.698cm" draw:start-shape="id1" draw:start-glue-point="10" draw:end-shape="id2" draw:end-glue-point="6" svg:d="m3400 4700c2401 0 802-2 3200-2">
          <text:p text:style-name="P3">Drag element</text:p>
          <text:p text:style-name="P3"/>
        </draw:connector>
        <draw:connector draw:style-name="gr2" draw:text-style-name="P2" draw:layer="layout" draw:type="curve" svg:x1="3.283cm" svg:y1="4.983cm" svg:x2="7cm" svg:y2="5.098cm" draw:start-shape="id1" draw:start-glue-point="9" draw:end-shape="id2" draw:end-glue-point="8" svg:d="m3283 4983c0 928 3717 871 3717 115">
          <text:p text:style-name="P2">cable</text:p>
        </draw:connector>
        <draw:custom-shape draw:style-name="gr1" draw:text-style-name="P1" xml:id="id5" draw:id="id5" draw:layer="layout" svg:width="0.8cm" svg:height="0.8cm" svg:x="6.6cm" svg:y="7.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cm" svg:height="0.8cm" svg:x="11.5cm" svg:y="4.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cm" svg:height="0.8cm" svg:x="6.5cm" svg:y="1.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717cm" svg:y1="4.415cm" svg:x2="6.5cm" svg:y2="2.2cm" draw:start-shape="id2" draw:start-glue-point="5" draw:end-shape="id3" draw:end-glue-point="6" svg:d="m6717 4415c-1077 0-968-2215-217-2215">
          <text:p text:style-name="P1"><text:span text:style-name="T1">Bot. Dcho. <text:s text:c="28"/></text:span></text:p>
        </draw:connector>
        <draw:connector draw:style-name="gr2" draw:text-style-name="P1" draw:layer="layout" draw:type="curve" svg:x1="7.3cm" svg:y1="2.2cm" svg:x2="7.283cm" svg:y2="4.415cm" draw:start-shape="id3" draw:start-glue-point="10" draw:end-shape="id2" draw:end-glue-point="11" svg:d="m7300 2200c903 0 911 2215-17 2215">
          <text:p text:style-name="P1"><text:s text:c="4"/><text:span text:style-name="T1"><text:s text:c="33"/></text:span><text:span text:style-name="T1">Click fuera menu</text:span></text:p>
        </draw:connector>
        <draw:connector draw:style-name="gr2" draw:text-style-name="P2" draw:layer="layout" draw:type="curve" svg:x1="7.4cm" svg:y1="4.698cm" svg:x2="11.5cm" svg:y2="4.7cm" draw:start-shape="id2" draw:start-glue-point="10" draw:end-shape="id4" draw:end-glue-point="6" svg:d="m7400 4698c3076 0 1027 2 4100 2">
          <text:p text:style-name="P1"><text:span text:style-name="T1">Click on element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draw:type="curve" svg:x1="11.9cm" svg:y1="5.1cm" svg:x2="7cm" svg:y2="5.098cm" draw:start-shape="id4" draw:start-glue-point="8" draw:end-shape="id2" svg:d="m11900 5100c0 753-4900 754-4900-2">
          <text:p text:style-name="P1"><text:span text:style-name="T1">Cancel | save</text:span></text:p>
        </draw:connector>
        <draw:connector draw:style-name="gr2" draw:text-style-name="P2" draw:layer="layout" draw:type="curve" svg:x1="7cm" svg:y1="5.098cm" svg:x2="7cm" svg:y2="7.1cm" draw:start-shape="id2" draw:start-glue-point="8" draw:end-shape="id5" draw:end-glue-point="4" svg:d="m7000 5098v2002">
          <text:p text:style-name="P1"><text:span text:style-name="T1"><text:s text:c="12"/></text:span><text:span text:style-name="T1">solve</text:span></text:p>
        </draw:connector>
        <draw:connector draw:style-name="gr2" draw:text-style-name="P2" draw:layer="layout" draw:type="curve" svg:x1="6.6cm" svg:y1="7.5cm" svg:x2="3cm" svg:y2="5.1cm" draw:start-shape="id5" draw:start-glue-point="6" draw:end-shape="id1" draw:end-glue-point="8" svg:d="m6600 7500c-2400 0-3600-800-3600-2400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lete</text:span></text:p>
        </draw:connector>
        <draw:frame draw:style-name="gr3" draw:text-style-name="P4" draw:layer="layout" svg:width="4.364cm" svg:height="2.795cm" svg:x="8.9cm" svg:y="6.7cm">
          <draw:text-box>
            <text:p><text:span text:style-name="T1">1. Pantalla inicio</text:span></text:p>
            <text:p><text:span text:style-name="T1">2. Dibujo en proceso</text:span></text:p>
            <text:p><text:span text:style-name="T1">3. Circuito resuelto:</text:span></text:p>
            <text:p><text:span text:style-name="T1"><text:s text:c="4"/></text:span><text:span text:style-name="T1">+ Solución si existe</text:span></text:p>
            <text:p><text:span text:style-name="T1"><text:s text:c="4"/></text:span><text:span text:style-name="T1">+ Errores (matriz singular</text:span></text:p>
            <text:p><text:span text:style-name="T1"><text:tab/></text:span><text:span text:style-name="T1">, circuito incompleto)</text:span></text:p>
            <text:p><text:span text:style-name="T1">4. Ventana de propiedades</text:span></text:p>
            <text:p><text:span text:style-name="T1">5. Menú: [rotar, propiedades]</text:span></text:p>
          </draw:text-box>
        </draw:frame>
        <draw:connector draw:style-name="gr2" draw:text-style-name="P2" draw:layer="layout" draw:type="curve" svg:x1="7.3cm" svg:y1="2.2cm" svg:x2="11.9cm" svg:y2="4.3cm" draw:start-shape="id3" draw:start-glue-point="10" draw:end-shape="id4" draw:end-glue-point="4" svg:d="m7300 2200c3067 0 4600 700 4600 2100">
          <text:p text:style-name="P1"><text:span text:style-name="T1">Click on 'propiedades'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frame draw:style-name="gr3" draw:text-style-name="P5" draw:layer="layout" svg:width="5.955cm" svg:height="0.763cm" svg:x="1cm" svg:y="1cm">
          <draw:text-box>
            <text:p><text:span text:style-name="T2">DIAGRAMA DE ESTADOS</text:span></text:p>
          </draw:text-box>
        </draw:frame>
      </draw:page>
      <draw:page draw:name="page2" draw:style-name="dp1" draw:master-page-name="Predeterminado">
        <draw:frame draw:style-name="gr3" draw:text-style-name="P4" draw:layer="layout" svg:width="10.484cm" svg:height="8.519cm" svg:x="3.18cm" svg:y="2.1cm">
          <draw:text-box>
            <text:p><text:span text:style-name="T1">Objeto elemento = {name (X), node1, node2}</text:span></text:p>
            <text:p><text:span text:style-name="T1">Objeto cable = conjunto de dos o más puntos</text:span></text:p>
            <text:p><text:span text:style-name="T1">Objeto nodo = conjunto de 2 o más subnodos (geométricamente cable o punto)</text:span></text:p>
            <text:p><text:span text:style-name="T1">Objeto puntoMalla = {x,y}</text:span></text:p>
            <text:p><text:span text:style-name="T1"/></text:p>
            <text:p><text:span text:style-name="T1">Generar malla (conjunto de puntos M)</text:span></text:p>
            <text:p><text:span text:style-name="T1"/></text:p>
            <text:p><text:span text:style-name="T1">if(existe tierra) //wi = cable con subindice i</text:span></text:p>
            <text:p><text:span text:style-name="T1"><text:tab/></text:span><text:span text:style-name="T1">n0 = wi | wi contiene el elemento tierra</text:span></text:p>
            <text:p><text:span text:style-name="T1">else</text:span></text:p>
            <text:p><text:span text:style-name="T1"><text:tab/></text:span><text:span text:style-name="T1">n0 = wi | wi contiene a V1</text:span><text:span text:style-name="T3">1</text:span></text:p>
            <text:p><text:span text:style-name="T1">Agrupar cables</text:span></text:p>
            <text:p><text:span text:style-name="T1">Resolver nodos (0 tierra, resto consecutivos)</text:span></text:p>
            <text:p><text:span text:style-name="T1">Generar netlist</text:span></text:p>
            <text:p><text:span text:style-name="T1">Netlist --&gt; A, X, Z</text:span></text:p>
            <text:p><text:span text:style-name="T1"><text:tab/></text:span><text:span text:style-name="T1">B = matriz impedancias elementos //ecuaciones KCL</text:span></text:p>
            <text:p><text:span text:style-name="T1"><text:tab/></text:span><text:span text:style-name="T1">C = trasp(D) //ecuacion tensiones</text:span></text:p>
            <text:p><text:span text:style-name="T1"><text:tab/></text:span><text:span text:style-name="T1">E = zeros(mxm)</text:span></text:p>
            <text:p><text:span text:style-name="T1"/></text:p>
            <text:p><text:span text:style-name="T1"><text:tab/></text:span><text:span text:style-name="T1">X = [[v1,v2,...][I_V1,I_V2,...]]</text:span></text:p>
            <text:p><text:span text:style-name="T1"><text:tab/></text:span><text:span text:style-name="T1">Z = [[I1,I2,...][V1,V2,...]]</text:span></text:p>
            <text:p><text:span text:style-name="T1"/></text:p>
            <text:p><text:span text:style-name="T1">If (A.rank() == A.rows(){</text:span></text:p>
            <text:p><text:span text:style-name="T1"><text:tab/></text:span><text:span text:style-name="T1">[[v1,v2,...][I_V1,I_V2,...]] = inv(A).Z</text:span></text:p>
            <text:p><text:span text:style-name="T1">}else</text:span></text:p>
            <text:p><text:span text:style-name="T1"><text:tab/></text:span><text:span text:style-name="T1">Mostrar error de circuito imposible de resolver.</text:span></text:p>
          </draw:text-box>
        </draw:frame>
        <draw:frame draw:style-name="gr3" draw:text-style-name="P6" draw:layer="layout" svg:width="7.119cm" svg:height="0.962cm" svg:x="1.081cm" svg:y="1.038cm">
          <draw:text-box>
            <text:p text:style-name="P6"><text:span text:style-name="T4">Algoritmo de resolución</text:span></text:p>
          </draw:text-box>
        </draw:frame>
      </draw:page>
      <draw:page draw:name="page3" draw:style-name="dp1" draw:master-page-name="Predeterminado">
        <draw:frame draw:style-name="gr3" draw:text-style-name="P4" draw:layer="layout" svg:width="9.108cm" svg:height="5.339cm" svg:x="2.7cm" svg:y="2.1cm">
          <draw:text-box>
            <text:p><text:span text:style-name="T1">Al soltar elemento X en punto p</text:span></text:p>
            <text:p><text:span text:style-name="T1"><text:tab/></text:span><text:span text:style-name="T1">If (p pertenece a nodoi)</text:span></text:p>
            <text:p><text:span text:style-name="T1"><text:tab/></text:span><text:span text:style-name="T1"><text:tab/></text:span><text:span text:style-name="T1">Asociar Xz al nodoi</text:span></text:p>
            <text:p><text:span text:style-name="T1"><text:tab/></text:span><text:span text:style-name="T1">Else</text:span></text:p>
            <text:p><text:span text:style-name="T1"><text:tab/></text:span><text:span text:style-name="T1"><text:tab/></text:span><text:span text:style-name="T1">Crear nuevo nodo = {[p],[Xz]}</text:span></text:p>
            <text:p><text:span text:style-name="T1"/></text:p>
            <text:p><text:span text:style-name="T1">nodos[] = [{[punto0,punto1,...],[subnodoa,subnodob,...]}]</text:span></text:p>
            <text:p><text:span text:style-name="T1">Al acabar de dibujar un cable</text:span></text:p>
            <text:p><text:span text:style-name="T1"><text:tab/></text:span><text:span text:style-name="T1">Recorrer puntos del cable</text:span></text:p>
            <text:p><text:span text:style-name="T1"><text:tab/></text:span><text:span text:style-name="T1"><text:tab/></text:span><text:span text:style-name="T1">If (p pertenece a un nodo)</text:span></text:p>
            <text:p><text:span text:style-name="T1"><text:tab/></text:span><text:span text:style-name="T1"><text:tab/></text:span><text:span text:style-name="T1"><text:tab/></text:span><text:span text:style-name="T1">Unir nodos en nodo con índice mínimo</text:span></text:p>
            <text:p><text:span text:style-name="T1"><text:tab/></text:span></text:p>
            <text:p><text:span text:style-name="T1"><text:tab/></text:span><text:span text:style-name="T1">Si no ha encontrado ningún nodo</text:span></text:p>
            <text:p><text:span text:style-name="T1"><text:tab/></text:span><text:span text:style-name="T1"><text:tab/></text:span><text:span text:style-name="T1"><text:tab/></text:span><text:span text:style-name="T1">Error: “cable inconexo”</text:span></text:p>
            <text:p><text:span text:style-name="T1"/></text:p>
            <text:p><text:span text:style-name="T1">Renumerar nodos para asegurar que sean correlativos.</text:span></text:p>
          </draw:text-box>
        </draw:frame>
        <draw:frame draw:style-name="gr3" draw:text-style-name="P6" draw:layer="layout" svg:width="10.675cm" svg:height="0.962cm" svg:x="1.082cm" svg:y="1.038cm">
          <draw:text-box>
            <text:p text:style-name="P6"><text:span text:style-name="T4">Algoritmo de identificación de nod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08T11:33:28</meta:creation-date>
    <dc:date>2013-11-08T14:37:30</dc:date>
    <meta:editing-duration>PT2H33M13S</meta:editing-duration>
    <meta:editing-cycles>8</meta:editing-cycles>
    <meta:generator>LibreOffice/3.5$Linux_x86 LibreOffice_project/350m1$Build-2</meta:generator>
    <meta:document-statistic meta:object-count="21"/>
  </office:meta>
</office:document-meta>
</file>